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lexingProviderProcessor.MultiplexingProviderProcessor( Jms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xingProviderProcessor.doInit( InitialContext ct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ultiplexingProviderProcessor.onMessage( final Message messag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MultiplexingProviderProcessor.do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plexingProviderProcessor.run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MultiplexingProviderProcessor.process( MessageExchange exchan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